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BodyArgumentResolverTests.getReques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BodyArgumentResolverTests.notReques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BodyArgumentResolverTests.string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BodyArgumentResolverTests.mono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BodyArgumentResolverTests.comple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BodyArgumentResolverTests.monoVo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BodyArgumentResolverTests.singleBod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BodyArgumentResolverTests.ignore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